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, 'Futura Bk'" svg:font-family="Calibri, 'Futura Bk'" style:font-family-generic="swiss" style:font-pitch="variable"/>
    <style:font-face style:name="Cambria, 'Calisto MT'" svg:font-family="Cambria, 'Calisto MT'" style:font-family-generic="roman" style:font-pitch="variable"/>
    <style:font-face style:name="Arial, Helvetica" svg:font-family="Arial, Helvetica" style:font-family-generic="swiss" style:font-pitch="variable"/>
    <style:font-face style:name="SimSun, ËÎÌå" svg:font-family="SimSun, ËÎÌå" style:font-family-generic="system" style:font-pitch="variable"/>
    <style:font-face style:name="Mangal" svg:font-family="Mangal" style:font-family-generic="roman" style:font-pitch="variable" svg:panose-1="2 4 5 3 5 2 3 3 2 2"/>
    <style:font-face style:name="Tahoma, Times" svg:font-family="Tahoma, Times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alibri, 'Futura Bk'" style:font-name-complex="Calibri, 'Futura Bk'" fo:font-weight="bold" style:font-weight-asian="bold" style:font-weight-complex="bold" fo:font-size="26pt" style:font-size-asian="26pt"/>
    </style:style>
    <style:style style:name="P2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4pt" style:font-size-asian="24pt"/>
    </style:style>
    <style:style style:name="P3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4pt" style:font-size-asian="24pt"/>
    </style:style>
    <style:style style:name="P4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4pt" style:font-size-asian="24pt"/>
    </style:style>
    <style:style style:name="P5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4pt" style:font-size-asian="24pt"/>
    </style:style>
    <style:style style:name="P6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8pt" style:font-size-asian="28pt"/>
    </style:style>
    <style:style style:name="P7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28pt" style:font-size-asian="28pt"/>
    </style:style>
    <style:style style:name="P8" style:parent-style-name="Title" style:family="paragraph">
      <style:paragraph-properties fo:text-align="end"/>
      <style:text-properties style:font-name="Calibri, 'Futura Bk'" style:font-name-complex="Calibri, 'Futura Bk'" fo:font-weight="bold" style:font-weight-asian="bold" style:font-weight-complex="bold" fo:font-size="24pt" style:font-size-asian="24pt"/>
    </style:style>
    <style:style style:name="P9" style:parent-style-name="Title" style:family="paragraph">
      <style:paragraph-properties fo:text-align="end"/>
      <style:text-properties style:font-name="Calibri, 'Futura Bk'" style:font-name-complex="Calibri, 'Futura Bk'" fo:font-size="18pt" style:font-size-asian="18pt"/>
    </style:style>
    <style:style style:name="P10" style:parent-style-name="Title" style:family="paragraph">
      <style:paragraph-properties fo:text-align="end"/>
      <style:text-properties style:font-name="Calibri, 'Futura Bk'" style:font-name-complex="Calibri, 'Futura Bk'" fo:font-size="18pt" style:font-size-asian="18pt"/>
    </style:style>
    <style:style style:name="P11" style:parent-style-name="Title" style:family="paragraph">
      <style:paragraph-properties fo:text-align="end"/>
      <style:text-properties style:font-name="Calibri, 'Futura Bk'" style:font-name-complex="Calibri, 'Futura Bk'" fo:font-size="18pt" style:font-size-asian="18pt"/>
    </style:style>
    <style:style style:name="P12" style:parent-style-name="Title" style:family="paragraph">
      <style:paragraph-properties fo:text-align="end"/>
      <style:text-properties style:font-name="Calibri, 'Futura Bk'" style:font-name-complex="Calibri, 'Futura Bk'" fo:font-size="18pt" style:font-size-asian="18pt"/>
    </style:style>
    <style:style style:name="P13" style:parent-style-name="Title" style:family="paragraph">
      <style:paragraph-properties fo:text-align="start"/>
      <style:text-properties style:font-name="Calibri, 'Futura Bk'" style:font-name-complex="Calibri, 'Futura Bk'" fo:font-weight="bold" style:font-weight-asian="bold" style:font-weight-complex="bold" fo:font-size="18pt" style:font-size-asian="18pt"/>
    </style:style>
    <style:style style:name="P14" style:parent-style-name="NoSpacing" style:family="paragraph">
      <style:text-properties fo:font-size="14pt" style:font-size-asian="14pt" style:font-size-complex="14pt"/>
    </style:style>
    <style:style style:name="P15" style:parent-style-name="NoSpacing" style:family="paragraph">
      <style:paragraph-properties fo:break-before="page" fo:text-align="end"/>
      <style:text-properties fo:font-size="12pt" style:font-size-asian="12pt" style:font-size-complex="12pt"/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3" style:parent-style-name="Textbody" style:family="paragraph">
      <style:paragraph-properties fo:break-before="page" fo:margin-top="0.0277in" fo:margin-bottom="0.1666in"/>
      <style:text-properties style:font-name="Calibri" style:font-name-complex="Calibri" fo:font-size="16pt" style:font-size-asian="16pt"/>
    </style:style>
    <style:style style:name="TableColumn25" style:family="table-column">
      <style:table-column-properties style:column-width="0.7708in" style:use-optimal-column-width="false"/>
    </style:style>
    <style:style style:name="TableColumn26" style:family="table-column">
      <style:table-column-properties style:column-width="1.0208in" style:use-optimal-column-width="false"/>
    </style:style>
    <style:style style:name="TableColumn27" style:family="table-column">
      <style:table-column-properties style:column-width="1.4791in" style:use-optimal-column-width="false"/>
    </style:style>
    <style:style style:name="TableColumn28" style:family="table-column">
      <style:table-column-properties style:column-width="2.8055in" style:use-optimal-column-width="false"/>
    </style:style>
    <style:style style:name="Table24" style:family="table">
      <style:table-properties style:width="6.0763in" fo:margin-left="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75in" fo:padding-bottom="0in" fo:padding-right="0.075in"/>
    </style:style>
    <style:style style:name="P31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75in" fo:padding-bottom="0in" fo:padding-right="0.075in"/>
    </style:style>
    <style:style style:name="P33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75in" fo:padding-bottom="0in" fo:padding-right="0.075in"/>
    </style:style>
    <style:style style:name="P35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37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min-row-height="0.3805in"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size="12pt" style:font-size-asian="12pt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size="12pt" style:font-size-asian="12pt"/>
    </style:style>
    <style:style style:name="TableCell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size="12pt" style:font-size-asian="12pt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Title" style:family="paragraph">
      <style:paragraph-properties fo:keep-with-next="always" fo:keep-together="always" style:snap-to-layout-grid="false"/>
      <style:text-properties style:font-name="Calibri" style:font-name-complex="Calibri" fo:font-size="12pt" style:font-size-asian="12pt"/>
    </style:style>
    <style:style style:name="P47" style:parent-style-name="Title" style:family="paragraph">
      <style:paragraph-properties fo:keep-with-next="always" fo:keep-together="always" fo:text-align="start">
        <style:tab-stops>
          <style:tab-stop style:type="right" style:leader-style="dotted" style:leader-text="." style:position="6.5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Contents1" style:list-style-name="WW8Num4" style:family="paragraph"/>
    <style:style style:name="P50" style:parent-style-name="Contents1" style:list-style-name="WW8Num4" style:family="paragraph"/>
    <style:style style:name="P51" style:parent-style-name="Contents1" style:list-style-name="WW8Num4" style:family="paragraph"/>
    <style:style style:name="P52" style:parent-style-name="Contents1" style:list-style-name="WW8Num4" style:family="paragraph">
      <style:text-properties style:font-name="Segoe UI" style:font-name-asian="Segoe UI" style:font-name-complex="Segoe UI"/>
    </style:style>
    <style:style style:name="P53" style:parent-style-name="Contents1" style:list-style-name="WW8Num4" style:family="paragraph">
      <style:text-properties style:font-name="Segoe UI" style:font-name-asian="Segoe UI" style:font-name-complex="Segoe UI"/>
    </style:style>
    <style:style style:name="P54" style:parent-style-name="Standard" style:family="paragraph">
      <style:text-properties style:font-name="Segoe UI" style:font-name-asian="Segoe UI" style:font-name-complex="Segoe UI"/>
    </style:style>
    <style:style style:name="P55" style:parent-style-name="Contents1" style:family="paragraph">
      <style:text-properties style:font-name="Segoe UI" style:font-name-asian="Segoe UI" style:font-name-complex="Segoe UI"/>
    </style:style>
    <style:style style:name="P56" style:parent-style-name="Standard" style:family="paragraph">
      <style:text-properties style:font-name="Segoe UI" style:font-name-asian="Segoe UI" style:font-name-complex="Segoe UI"/>
    </style:style>
    <style:style style:name="P57" style:parent-style-name="Contents1" style:family="paragraph">
      <style:text-properties style:font-name="Segoe UI" style:font-name-asian="Segoe UI" style:font-name-complex="Segoe UI"/>
    </style:style>
    <style:style style:name="P58" style:parent-style-name="Standard" style:family="paragraph">
      <style:text-properties style:font-name="Segoe UI" style:font-name-asian="Segoe UI" style:font-name-complex="Segoe UI"/>
    </style:style>
    <style:style style:name="P59" style:parent-style-name="Standard" style:family="paragraph">
      <style:text-properties style:font-name="Segoe UI" style:font-name-asian="Segoe UI" style:font-name-complex="Segoe UI"/>
    </style:style>
    <style:style style:name="P60" style:parent-style-name="Standard" style:family="paragraph">
      <style:text-properties style:font-name="Segoe UI" style:font-name-asian="Segoe UI" style:font-name-complex="Segoe UI"/>
    </style:style>
    <style:style style:name="P61" style:parent-style-name="Standard" style:family="paragraph">
      <style:text-properties style:font-name="Segoe UI" style:font-name-asian="Segoe UI" style:font-name-complex="Segoe UI"/>
    </style:style>
    <style:style style:name="P62" style:parent-style-name="Standard" style:family="paragraph">
      <style:text-properties style:font-name="Segoe UI" style:font-name-asian="Segoe UI" style:font-name-complex="Segoe UI"/>
    </style:style>
    <style:style style:name="P63" style:parent-style-name="Standard" style:family="paragraph">
      <style:text-properties style:font-name="Segoe UI" style:font-name-asian="Segoe UI" style:font-name-complex="Segoe UI"/>
    </style:style>
    <style:style style:name="P64" style:parent-style-name="Standard" style:family="paragraph">
      <style:text-properties style:font-name="Segoe UI" style:font-name-asian="Segoe UI" style:font-name-complex="Segoe UI"/>
    </style:style>
    <style:style style:name="P65" style:parent-style-name="Standard" style:family="paragraph">
      <style:text-properties style:font-name="Segoe UI" style:font-name-asian="Segoe UI" style:font-name-complex="Segoe UI"/>
    </style:style>
    <style:style style:name="P66" style:parent-style-name="Standard" style:family="paragraph">
      <style:text-properties style:font-name="Segoe UI" style:font-name-asian="Segoe UI" style:font-name-complex="Segoe UI"/>
    </style:style>
    <style:style style:name="P67" style:parent-style-name="Standard" style:family="paragraph">
      <style:text-properties style:font-name="Segoe UI" style:font-name-asian="Segoe UI" style:font-name-complex="Segoe UI"/>
    </style:style>
    <style:style style:name="P68" style:parent-style-name="Standard" style:family="paragraph">
      <style:text-properties style:font-name="Segoe UI" style:font-name-asian="Segoe UI" style:font-name-complex="Segoe UI"/>
    </style:style>
    <style:style style:name="P69" style:parent-style-name="Standard" style:family="paragraph">
      <style:text-properties style:font-name="Segoe UI" style:font-name-asian="Segoe UI" style:font-name-complex="Segoe UI"/>
    </style:style>
    <style:style style:name="P70" style:parent-style-name="Standard" style:family="paragraph">
      <style:text-properties style:font-name="Segoe UI" style:font-name-asian="Segoe UI" style:font-name-complex="Segoe UI"/>
    </style:style>
    <style:style style:name="P71" style:parent-style-name="Standard" style:family="paragraph">
      <style:text-properties style:font-name="Segoe UI" style:font-name-asian="Segoe UI" style:font-name-complex="Segoe UI"/>
    </style:style>
    <style:style style:name="P72" style:parent-style-name="Standard" style:family="paragraph">
      <style:text-properties style:font-name="Segoe UI" style:font-name-asian="Segoe UI" style:font-name-complex="Segoe UI"/>
    </style:style>
    <style:style style:name="P73" style:parent-style-name="Standard" style:family="paragraph">
      <style:text-properties style:font-name="Segoe UI" style:font-name-asian="Segoe UI" style:font-name-complex="Segoe UI"/>
    </style:style>
    <style:style style:name="P74" style:parent-style-name="Standard" style:family="paragraph">
      <style:text-properties style:font-name="Segoe UI" style:font-name-asian="Segoe UI" style:font-name-complex="Segoe UI"/>
    </style:style>
    <style:style style:name="P75" style:parent-style-name="Standard" style:family="paragraph">
      <style:text-properties style:font-name="Segoe UI" style:font-name-asian="Segoe UI" style:font-name-complex="Segoe UI"/>
    </style:style>
    <style:style style:name="P76" style:parent-style-name="Standard" style:family="paragraph">
      <style:text-properties style:font-name="Segoe UI" style:font-name-asian="Segoe UI" style:font-name-complex="Segoe UI"/>
    </style:style>
    <style:style style:name="P77" style:parent-style-name="Standard" style:family="paragraph">
      <style:text-properties style:font-name="Segoe UI" style:font-name-asian="Segoe UI" style:font-name-complex="Segoe UI"/>
    </style:style>
    <style:style style:name="P78" style:parent-style-name="Standard" style:family="paragraph">
      <style:text-properties style:font-name="Segoe UI" style:font-name-asian="Segoe UI" style:font-name-complex="Segoe UI"/>
    </style:style>
    <style:style style:name="T79" style:parent-style-name="DefaultParagraphFont" style:family="text">
      <style:text-properties style:font-name="Segoe UI" style:font-name-asian="Segoe UI" style:font-name-complex="Segoe UI"/>
    </style:style>
    <style:style style:name="T80" style:parent-style-name="DefaultParagraphFont" style:family="text">
      <style:text-properties style:font-name="Segoe UI" style:font-name-asian="Segoe UI" style:font-name-complex="Segoe UI"/>
    </style:style>
    <style:style style:name="T81" style:parent-style-name="DefaultParagraphFont" style:family="text">
      <style:text-properties style:font-name="Segoe UI" style:font-name-asian="Segoe UI" style:font-name-complex="Segoe UI"/>
    </style:style>
    <style:style style:name="T82" style:parent-style-name="DefaultParagraphFon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3" style:parent-style-name="DefaultParagraphFont" style:family="text">
      <style:text-properties style:font-name="Segoe UI" style:font-name-asian="Segoe UI" style:font-name-complex="Segoe UI"/>
    </style:style>
    <style:style style:name="P84" style:parent-style-name="Standard" style:family="paragraph">
      <style:text-properties style:font-name="Segoe UI" style:font-name-asian="Segoe UI" style:font-name-complex="Segoe UI"/>
    </style:style>
    <style:style style:name="P85" style:parent-style-name="Standard" style:family="paragraph">
      <style:text-properties style:font-name="Segoe UI" style:font-name-asian="Segoe UI" style:font-name-complex="Segoe UI"/>
    </style:style>
    <style:style style:name="T86" style:parent-style-name="DefaultParagraphFont" style:family="text">
      <style:text-properties style:font-name="Segoe UI" style:font-name-asian="Segoe UI" style:font-name-complex="Segoe UI"/>
    </style:style>
    <style:style style:name="T87" style:parent-style-name="DefaultParagraphFont" style:family="text">
      <style:text-properties style:font-name="Segoe UI" style:font-name-asian="Segoe UI" style:font-name-complex="Segoe UI"/>
    </style:style>
    <style:style style:name="T88" style:parent-style-name="DefaultParagraphFont" style:family="text">
      <style:text-properties style:font-name="Segoe UI" style:font-name-asian="Segoe UI" style:font-name-complex="Segoe UI" fo:color="#000000" fo:font-size="10pt" style:font-size-asian="10pt" style:font-size-complex="10pt"/>
    </style:style>
    <style:style style:name="P89" style:parent-style-name="Standard" style:family="paragraph">
      <style:text-properties style:font-name="Segoe UI" style:font-name-asian="Segoe UI" style:font-name-complex="Segoe UI"/>
    </style:style>
    <style:style style:name="P90" style:parent-style-name="Standard" style:family="paragraph">
      <style:text-properties style:font-name="Segoe UI" style:font-name-asian="Segoe UI" style:font-name-complex="Segoe UI"/>
    </style:style>
    <style:style style:name="P91" style:parent-style-name="Standard" style:family="paragraph">
      <style:text-properties style:font-name="Segoe UI" style:font-name-asian="Segoe UI" style:font-name-complex="Segoe UI"/>
    </style:style>
    <style:style style:name="T92" style:parent-style-name="DefaultParagraphFont" style:family="text">
      <style:text-properties style:font-name="Segoe UI" style:font-name-asian="Segoe UI" style:font-name-complex="Segoe UI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Code Set up Documentation (sortApp)</text:p>
      <text:p text:style-name="P6"/>
      <text:p text:style-name="P7"/>
      <text:p text:style-name="P8"/>
      <text:p text:style-name="P9">June <text:s/>19, 2017</text:p>
      <text:p text:style-name="P10"/>
      <text:p text:style-name="P11"/>
      <text:p text:style-name="P12"/>
      <text:p text:style-name="P13"/>
      <text:p text:style-name="P14">Ismail Pathan</text:p>
      <text:p text:style-name="P15"/>
      <text:h text:style-name="Heading1" text:outline-level="1"><text:bookmark-start text:name="__RefHeading__5_2065875528"/>Contents<text:bookmark-end text:name="__RefHeading__5_2065875528"/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s/>Contents<text:tab/>4</text:p>
          <text:p text:style-name="P17">1 Introduction<text:tab/>4</text:p>
          <text:p text:style-name="P18">2 <text:s/>Pre Requisites<text:tab/>4</text:p>
          <text:p text:style-name="P19">3 Project Build<text:tab/>4</text:p>
          <text:p text:style-name="P20">4 Application<text:s/>Properties<text:tab/>7</text:p>
          <text:p text:style-name="P21">5 Run Application<text:tab/>7</text:p>
        </text:index-body>
      </text:table-of-content>
      <text:p text:style-name="P22"/>
      <text:p text:style-name="P23"><text:bookmark-start text:name="__RefHeading__1_63808142"/><text:soft-page-break/>Revision History<text:bookmark-end text:name="__RefHeading__1_63808142"/>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Version</text:p>
          </table:table-cell>
          <table:table-cell table:style-name="TableCell32">
            <text:p text:style-name="P33">Date</text:p>
          </table:table-cell>
          <table:table-cell table:style-name="TableCell34">
            <text:p text:style-name="P35">Name</text:p>
          </table:table-cell>
          <table:table-cell table:style-name="TableCell36">
            <text:p text:style-name="P37">Description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06/19/17</text:p>
          </table:table-cell>
          <table:table-cell table:style-name="TableCell43">
            <text:p text:style-name="P44">Ismail Pathan</text:p>
          </table:table-cell>
          <table:table-cell table:style-name="TableCell45">
            <text:p text:style-name="P46">Initial Document</text:p>
          </table:table-cell>
        </table:table-row>
      </table:table>
      <text:p text:style-name="P47"/>
      <text:h text:style-name="Heading1" text:outline-level="1"><text:bookmark-start text:name="__RefHeading__7_2065875528"/>Introduction<text:bookmark-end text:name="__RefHeading__7_2065875528"/></text:h>
      <text:p text:style-name="Standard">The<text:s/><text:span text:style-name="T48">sortApp</text:span><text:s text:c="2"/>application takes random numbers provided by end user. And provide sorted number with required<text:s/>statistical data. This document will provide instructions for accessing the application code and installing it into a eclipse.</text:p>
      <text:h text:style-name="Heading1" text:outline-level="1">Pre Requisites</text:h>
      <text:p text:style-name="Standard"/>
      <text:list text:style-name="WW8Num4">
        <text:list-item text:start-value="1">
          <text:p text:style-name="P49">Java 8</text:p>
        </text:list-item>
        <text:list-item>
          <text:p text:style-name="P50">Maven 3</text:p>
        </text:list-item>
        <text:list-item>
          <text:p text:style-name="P51"><text:s/>Eclipse Jave EE IDE(Mars Release)</text:p>
        </text:list-item>
        <text:list-item>
          <text:p text:style-name="P52">MySQL 5.5</text:p>
        </text:list-item>
        <text:list-item>
          <text:p text:style-name="P53">Maven Project Code from repository or Archive</text:p>
        </text:list-item>
      </text:list>
      <text:p text:style-name="P54"/>
      <text:h text:style-name="Heading1" text:outline-level="1"><text:s/>Project Build</text:h>
      <text:p text:style-name="Standard"/>
      <text:p text:style-name="P55">Import project code in eclipse work space using repository or available archive files. Please set Java compiler to 1.8 and JRE respectively if its not configured. Once imported , Build project as follows to get all jar dependencies resolved.</text:p>
      <text:p text:style-name="P56"/>
      <text:p text:style-name="P57">Build Configuration</text:p>
      <text:p text:style-name="P58"><text:tab/><text:tab/>Right click on project and configure maven goals.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Standard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/>
      <text:p text:style-name="P75"/>
      <text:p text:style-name="P76"/>
      <text:p text:style-name="P77"/>
      <text:p text:style-name="P78"/>
      <text:h text:style-name="Heading1" text:outline-level="1">Application Properties File</text:h>
      <text:p text:style-name="Standard"><text:span text:style-name="T79">Review application properties file available in java/main/resource path. It is used to configured data source properties. Please<text:s/></text:span><text:span text:style-name="T80">fill applicable URL, Username, password of<text:s/></text:span><text:soft-page-break/><text:span text:style-name="T81">MySQL databse. Application will create<text:s/></text:span><text:span text:style-name="T82">sorted_array_info</text:span><text:span text:style-name="T83"><text:s text:c="2"/>table automatically if not exists.</text:span></text:p>
      <text:p text:style-name="P84"/>
      <text:p text:style-name="Standard"/>
      <text:p text:style-name="P85"/>
      <text:h text:style-name="Heading1" text:outline-level="1">Run Application</text:h>
      <text:p text:style-name="Standard"><text:span text:style-name="T86">Spring boot application is Rapid Application Development approach. Which allows to run application<text:s/></text:span><text:span text:style-name="T87">using Jar with embedded tomcate. Describe database should be up for application. You can run<text:s/></text:span><text:span text:style-name="T88">com.sort.poc.SortAppBoot Class <text:s/>as Java Application and application will <text:s/>start running.</text:span></text:p>
      <text:p text:style-name="P89"><text:s/></text:p>
      <text:p text:style-name="P90">You can access Application User Interface at below URL. Please check code Execution/User <text:s/>Guide for more information.</text:p>
      <text:p text:style-name="P91"/>
      <text:p text:style-name="Standard"><text:span text:style-name="T92">URL: http://localhost:8080/sortui/#!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, 'Futura Bk'" svg:font-family="Calibri, 'Futura Bk'" style:font-family-generic="swiss" style:font-pitch="variable"/>
    <style:font-face style:name="Cambria, 'Calisto MT'" svg:font-family="Cambria, 'Calisto MT'" style:font-family-generic="roman" style:font-pitch="variable"/>
    <style:font-face style:name="Arial, Helvetica" svg:font-family="Arial, Helvetica" style:font-family-generic="swiss" style:font-pitch="variable"/>
    <style:font-face style:name="SimSun, ËÎÌå" svg:font-family="SimSun, ËÎÌå" style:font-family-generic="system" style:font-pitch="variable"/>
    <style:font-face style:name="Mangal" svg:font-family="Mangal" style:font-family-generic="roman" style:font-pitch="variable" svg:panose-1="2 4 5 3 5 2 3 3 2 2"/>
    <style:font-face style:name="Tahoma, Times" svg:font-family="Tahoma, Times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, 'Calisto MT'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, 'Calisto MT'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-asian="Times New Roman" style:font-name-complex="Times New Roman"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-asian="Times New Roman" style:font-name-complex="Times New Roman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-asian="Times New Roman" style:font-name-complex="Times New Roman"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, 'Calisto MT'" style:font-name-asian="Times New Roman" style:font-name-complex="Times New Roman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Calibri, 'Futura Bk'" style:font-name-asian="Calibri, 'Futura Bk'" style:font-name-complex="Calibri, 'Futura Bk'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, Helvetica" style:font-name-asian="SimSun, ËÎÌå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, Times" style:font-name-complex="Tahoma, Times" fo:font-size="8pt" style:font-size-asian="8pt" style:font-size-complex="8pt" fo:hyphenate="false"/>
    </style:style>
    <style:style style:name="NoSpacing" style:display-name="No Spacing" style:family="paragraph">
      <style:paragraph-properties fo:widows="2" fo:orphans="2"/>
      <style:text-properties style:font-name="Calibri, 'Futura Bk'" style:font-name-asian="Calibri, 'Futura Bk'" style:font-name-complex="Calibri, 'Futura Bk'" fo:font-size="11pt" style:font-size-asian="11pt" style:font-size-complex="11pt" style:language-complex="ar" style:country-complex="SA"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top="0.3333in" fo:margin-bottom="0in"/>
      <style:text-properties style:font-name="Cambria, 'Calisto MT'" style:font-name-complex="Times New Roman" fo:color="#365F91" fo:font-size="14pt" style:font-size-asian="14pt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style:font-name-asian="Times New Roman" style:font-name-complex="Times New Roman"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style:font-name-asian="Times New Roman" style:font-name-complex="Times New Roman"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style:font-name-asian="Times New Roman" style:font-name-complex="Times New Roman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1388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942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745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54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 style:list-style-name="WW8Num2">
      <style:text-properties fo:font-weight="bold" style:font-weight-asian="bold" style:font-weight-complex="bold" fo:font-size="10.5pt" style:font-size-asian="10.5pt" style:font-size-complex="10.5pt" fo:hyphenate="false"/>
    </style:style>
    <style:style style:name="Title" style:display-name="Title" style:family="paragraph" style:parent-style-name="Standard" style:next-style-name="Subtitle">
      <style:paragraph-properties fo:text-align="center"/>
      <style:text-properties style:font-name="Arial, Helvetica" style:font-name-complex="Arial, Helvetica" fo:font-size="16pt" style:font-size-asian="1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DefaultParagraphFont" style:display-name="WW-Default Paragraph Font" style:family="text"/>
    <style:style style:name="Heading1Char" style:display-name="Heading 1 Char" style:family="text" style:parent-style-name="WW-DefaultParagraphFont">
      <style:text-properties style:font-name-asian="Times New Roman" style:font-name-complex="Calibri, 'Futura Bk'" fo:font-weight="bold" style:font-weight-asian="bold" style:font-weight-complex="bold" style:letter-kerning="true" fo:font-size="18pt" style:font-size-asian="18pt" style:font-size-complex="18pt"/>
    </style:style>
    <style:style style:name="HeaderChar" style:display-name="Header Char" style:family="text" style:parent-style-name="WW-DefaultParagraphFont">
      <style:text-properties fo:font-size="11pt" style:font-size-asian="11pt" style:font-size-complex="11pt"/>
    </style:style>
    <style:style style:name="FooterChar" style:display-name="Footer Char" style:family="text" style:parent-style-name="WW-DefaultParagraphFont">
      <style:text-properties fo:font-size="11pt" style:font-size-asian="11pt" style:font-size-complex="11pt"/>
    </style:style>
    <style:style style:name="BalloonTextChar" style:display-name="Balloon Text Char" style:family="text" style:parent-style-name="WW-DefaultParagraphFont">
      <style:text-properties style:font-name="Tahoma, Times" style:font-name-complex="Tahoma, Times" fo:font-size="8pt" style:font-size-asian="8pt" style:font-size-complex="8pt"/>
    </style:style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WW-DefaultParagraphFont">
      <style:text-properties style:font-name="Cambria, 'Calisto MT'" style:font-name-asian="Times New Roman" style:font-name-complex="Cambria, 'Calisto MT'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WW-DefaultParagraphFont">
      <style:text-properties style:font-name="Cambria, 'Calisto MT'" style:font-name-asian="Times New Roman" style:font-name-complex="Cambria, 'Calisto MT'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WW-DefaultParagraphFont"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WW-DefaultParagraphFont">
      <style:text-properties style:font-name-asian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WW-DefaultParagraphFont">
      <style:text-properties style:font-name-asian="Times New Roman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WW-DefaultParagraphFont">
      <style:text-properties style:font-name-asian="Times New Roman" fo:font-size="12pt" style:font-size-asian="12pt" style:font-size-complex="12pt"/>
    </style:style>
    <style:style style:name="Heading8Char" style:display-name="Heading 8 Char" style:family="text" style:parent-style-name="WW-DefaultParagraphFont">
      <style:text-properties style:font-name-asian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WW-DefaultParagraphFont">
      <style:text-properties style:font-name="Cambria, 'Calisto MT'" style:font-name-asian="Times New Roman" style:font-name-complex="Cambria, 'Calisto MT'" fo:font-size="11pt" style:font-size-asian="11pt" style:font-size-complex="11pt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-VisitedInternetLink" style:display-name="WW-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sortApp<text:tab/><text:tab/><text:s/>Code Setup Documentation</text:p>
      </style:header>
      <style:footer>
        <text:p text:style-name="Footer">06/19/2017<text:tab/><text:tab/><text:s text:c="7"/>Page<text:s/><text:page-number style:num-format="1" text:fixed="false">1</text:page-number><text:s/>of<text:s/>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MKC</meta:initial-creator>
    <dc:creator>Usadadia, Ashok [GTSUS Non-J&amp;J]</dc:creator>
    <meta:creation-date>2010-12-03T02:34:00Z</meta:creation-date>
    <dc:date>2017-06-19T13:21:00Z</dc:date>
    <meta:template xlink:href="Normal.dotm" xlink:type="simple"/>
    <meta:editing-cycles>6</meta:editing-cycles>
    <meta:editing-duration>PT5760S</meta:editing-duration>
    <meta:document-statistic meta:page-count="5" meta:paragraph-count="3" meta:word-count="267" meta:character-count="1786" meta:row-count="12" meta:non-whitespace-character-count="1522"/>
  </office:meta>
</office:document-meta>
</file>